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11cm" svg:height="0.794cm" draw:transform="skewX (0.000174532925199435) rotate (-1.55264490257416) translate (6.9962999400281cm 2.1407037939883cm)" svg:viewBox="0 0 6212 795" svg:d="M119 704c340 31 2046 74 2767 85 718 10 2918 5 3291-2 128 3-131-713-244-713-369 1-1816 80-2652 86-837 11-2863-108-3219-160-122-15-43 694 57 704z">
          <text:p/>
        </draw:path>
        <draw:path draw:style-name="gr1" draw:text-style-name="P1" draw:layer="layout" svg:width="4.151cm" svg:height="3.403cm" draw:transform="skewX (0.000698131700797711) rotate (-1.29503430497979) translate (5.59048267673161cm 1.704469605937cm)" svg:viewBox="0 0 4152 3404" svg:d="M143 2724c715 255 2748 881 3301 616 553-266 577-1848 708-2953 21-155-643-498-667-351-97 954-171 2415-522 2626-350 212-2077-371-2735-648-256-98-313 629-85 710z">
          <text:p/>
        </draw:path>
        <draw:path draw:style-name="gr1" draw:text-style-name="P1" draw:layer="layout" svg:width="0.903cm" svg:height="0.66cm" draw:transform="skewX (0.00122173047639598) rotate (-2.15652882376419) translate (3.8407069715421cm 2.446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-0.00139626340159543) rotate (-2.15705242253979) translate (6.9050326429421cm 5.226598353964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902cm" svg:height="0.661cm" draw:transform="skewX (0.0012217304763959) rotate (-2.1556561591382) translate (7.1266239852611cm 2.150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8) rotate (-2.15652882376419) translate (7.1568736382087cm 8.073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9:36.245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